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71861" officeooo:paragraph-rsid="00171861"/>
    </style:style>
    <style:style style:name="P2" style:family="paragraph" style:parent-style-name="Preformatted_20_Text">
      <style:text-properties officeooo:rsid="00193d34" officeooo:paragraph-rsid="00171861"/>
    </style:style>
    <style:style style:name="P3" style:family="paragraph" style:parent-style-name="Preformatted_20_Text">
      <style:text-properties officeooo:rsid="001ad0b3" officeooo:paragraph-rsid="001ad0b3"/>
    </style:style>
    <style:style style:name="P4" style:family="paragraph" style:parent-style-name="Preformatted_20_Text">
      <style:text-properties officeooo:rsid="001ad0b3" officeooo:paragraph-rsid="001d309c"/>
    </style:style>
    <style:style style:name="P5" style:family="paragraph" style:parent-style-name="Preformatted_20_Text">
      <style:text-properties officeooo:paragraph-rsid="002053bc"/>
    </style:style>
    <style:style style:name="P6" style:family="paragraph" style:parent-style-name="Preformatted_20_Text">
      <style:text-properties fo:color="#00cc33" fo:font-style="italic" style:font-style-asian="italic" style:font-style-complex="italic"/>
    </style:style>
    <style:style style:name="P7" style:family="paragraph" style:parent-style-name="Preformatted_20_Text">
      <style:text-properties officeooo:rsid="0024da4a" officeooo:paragraph-rsid="0024da4a"/>
    </style:style>
    <style:style style:name="P8" style:family="paragraph" style:parent-style-name="Preformatted_20_Text">
      <style:text-properties style:use-window-font-color="true" fo:font-style="normal" style:font-style-asian="normal" style:font-style-complex="normal"/>
    </style:style>
    <style:style style:name="P9" style:family="paragraph" style:parent-style-name="Preformatted_20_Text">
      <style:text-properties style:use-window-font-color="true" fo:font-style="normal" officeooo:rsid="00269eab" officeooo:paragraph-rsid="00269eab" style:font-style-asian="normal" style:font-style-complex="normal"/>
    </style:style>
    <style:style style:name="P10" style:family="paragraph" style:parent-style-name="Preformatted_20_Text">
      <style:text-properties style:use-window-font-color="true" fo:font-style="normal" officeooo:rsid="00269eab" officeooo:paragraph-rsid="00297c33" style:font-style-asian="normal" style:font-style-complex="normal"/>
    </style:style>
    <style:style style:name="P11" style:family="paragraph" style:parent-style-name="Preformatted_20_Text">
      <style:text-properties style:use-window-font-color="true" fo:font-style="normal" officeooo:rsid="002889b3" officeooo:paragraph-rsid="002889b3" style:font-style-asian="normal" style:font-style-complex="normal"/>
    </style:style>
    <style:style style:name="P12" style:family="paragraph" style:parent-style-name="Preformatted_20_Text">
      <style:text-properties style:use-window-font-color="true" fo:font-style="normal" officeooo:rsid="002889b3" officeooo:paragraph-rsid="002c9d77" style:font-style-asian="normal" style:font-style-complex="normal"/>
    </style:style>
    <style:style style:name="P13" style:family="paragraph" style:parent-style-name="Preformatted_20_Text">
      <style:text-properties style:use-window-font-color="true" fo:font-style="normal" officeooo:rsid="00297c33" officeooo:paragraph-rsid="00297c33" style:font-style-asian="normal" style:font-style-complex="normal"/>
    </style:style>
    <style:style style:name="P14" style:family="paragraph" style:parent-style-name="Preformatted_20_Text">
      <style:text-properties style:use-window-font-color="true" fo:font-style="normal" officeooo:rsid="002ae4f2" officeooo:paragraph-rsid="002ae4f2" style:font-style-asian="normal" style:font-style-complex="normal"/>
    </style:style>
    <style:style style:name="P15" style:family="paragraph" style:parent-style-name="Preformatted_20_Text">
      <style:text-properties style:use-window-font-color="true" fo:font-style="normal" officeooo:rsid="002c9d77" officeooo:paragraph-rsid="002c9d77" style:font-style-asian="normal" style:font-style-complex="normal"/>
    </style:style>
    <style:style style:name="P16" style:family="paragraph" style:parent-style-name="Preformatted_20_Text">
      <style:text-properties style:use-window-font-color="true" style:font-name="Liberation Sans" fo:font-size="14pt" fo:font-style="normal" fo:font-weight="bold" officeooo:rsid="002e6e53" officeooo:paragraph-rsid="002e6e53" style:font-size-asian="14pt" style:font-style-asian="normal" style:font-weight-asian="bold" style:font-size-complex="14pt" style:font-style-complex="normal" style:font-weight-complex="bold"/>
    </style:style>
    <style:style style:name="P17" style:family="paragraph" style:parent-style-name="Preformatted_20_Text">
      <style:text-properties style:use-window-font-color="true" style:font-name="Liberation Mono" fo:font-size="10pt" fo:font-style="normal" fo:font-weight="normal" officeooo:rsid="002e6e53" officeooo:paragraph-rsid="002e6e53" style:font-size-asian="8.75pt" style:font-style-asian="normal" style:font-weight-asian="normal" style:font-size-complex="10pt" style:font-style-complex="normal" style:font-weight-complex="normal"/>
    </style:style>
    <style:style style:name="P18" style:family="paragraph" style:parent-style-name="Preformatted_20_Text">
      <style:text-properties style:use-window-font-color="true" style:font-name="Liberation Mono" fo:font-size="10pt" fo:font-style="normal" fo:font-weight="normal" officeooo:rsid="002f2493" officeooo:paragraph-rsid="002f2493" style:font-size-asian="8.75pt" style:font-style-asian="normal" style:font-weight-asian="normal" style:font-size-complex="10pt" style:font-style-complex="normal" style:font-weight-complex="normal"/>
    </style:style>
    <style:style style:name="P19" style:family="paragraph" style:parent-style-name="Preformatted_20_Text">
      <style:text-properties style:use-window-font-color="true" style:font-name="Liberation Mono" fo:font-size="10pt" fo:font-style="normal" fo:font-weight="normal" officeooo:rsid="002fc643" officeooo:paragraph-rsid="002fc643" style:font-size-asian="8.75pt" style:font-style-asian="normal" style:font-weight-asian="normal" style:font-size-complex="10pt" style:font-style-complex="normal" style:font-weight-complex="normal"/>
    </style:style>
    <style:style style:name="P20" style:family="paragraph" style:parent-style-name="Preformatted_20_Text">
      <style:text-properties style:use-window-font-color="true" style:font-name="Liberation Mono" fo:font-size="14pt" fo:font-style="normal" fo:font-weight="bold" officeooo:rsid="002fc643" officeooo:paragraph-rsid="002fc643" style:font-size-asian="14pt" style:font-style-asian="normal" style:font-weight-asian="bold" style:font-size-complex="14pt" style:font-style-complex="normal" style:font-weight-complex="bold"/>
    </style:style>
    <style:style style:name="P21" style:family="paragraph" style:parent-style-name="Preformatted_20_Text">
      <style:text-properties style:use-window-font-color="true" style:font-name="Liberation Mono" fo:font-size="14pt" fo:font-style="normal" fo:font-weight="bold" officeooo:rsid="002fc643" officeooo:paragraph-rsid="0043fb00" style:font-size-asian="14pt" style:font-style-asian="normal" style:font-weight-asian="bold" style:font-size-complex="14pt" style:font-style-complex="normal" style:font-weight-complex="bold"/>
    </style:style>
    <style:style style:name="P22" style:family="paragraph" style:parent-style-name="Preformatted_20_Text">
      <style:text-properties style:use-window-font-color="true" style:font-name="Liberation Mono" fo:font-size="14pt" fo:font-style="normal" fo:font-weight="bold" officeooo:rsid="002fc643" officeooo:paragraph-rsid="0048515d" style:font-size-asian="14pt" style:font-style-asian="normal" style:font-weight-asian="bold" style:font-size-complex="14pt" style:font-style-complex="normal" style:font-weight-complex="bold"/>
    </style:style>
    <style:style style:name="P23" style:family="paragraph" style:parent-style-name="Preformatted_20_Text">
      <style:text-properties fo:color="#007826" style:font-name="Liberation Mono" fo:font-size="8pt" fo:font-style="normal" fo:font-weight="normal" officeooo:rsid="002fc643" officeooo:paragraph-rsid="002fc643" style:font-size-asian="8pt" style:font-style-asian="normal" style:font-weight-asian="normal" style:font-size-complex="8pt" style:font-style-complex="normal" style:font-weight-complex="normal"/>
    </style:style>
    <style:style style:name="P24" style:family="paragraph" style:parent-style-name="Preformatted_20_Text">
      <style:text-properties fo:color="#000000" style:font-name="Liberation Mono" fo:font-size="10pt" fo:font-style="normal" fo:font-weight="normal" officeooo:rsid="002fc643" officeooo:paragraph-rsid="002fc643" style:font-size-asian="8.75pt" style:font-style-asian="normal" style:font-weight-asian="normal" style:font-size-complex="10pt" style:font-style-complex="normal" style:font-weight-complex="normal"/>
    </style:style>
    <style:style style:name="P25" style:family="paragraph" style:parent-style-name="Preformatted_20_Text">
      <style:text-properties fo:color="#000000" style:font-name="Liberation Mono" fo:font-size="10pt" fo:font-style="normal" fo:font-weight="normal" officeooo:rsid="0031d87a" officeooo:paragraph-rsid="0031d87a" style:font-size-asian="8.75pt" style:font-style-asian="normal" style:font-weight-asian="normal" style:font-size-complex="10pt" style:font-style-complex="normal" style:font-weight-complex="normal"/>
    </style:style>
    <style:style style:name="P26" style:family="paragraph" style:parent-style-name="Preformatted_20_Text">
      <style:text-properties fo:color="#000000" style:font-name="Liberation Mono" fo:font-size="10pt" fo:font-style="normal" fo:font-weight="normal" officeooo:rsid="0033cfbe" officeooo:paragraph-rsid="0033cfbe" style:font-size-asian="8.75pt" style:font-style-asian="normal" style:font-weight-asian="normal" style:font-size-complex="10pt" style:font-style-complex="normal" style:font-weight-complex="normal"/>
    </style:style>
    <style:style style:name="P27" style:family="paragraph" style:parent-style-name="Preformatted_20_Text">
      <style:text-properties fo:color="#000000" style:font-name="Liberation Mono" fo:font-size="10pt" fo:font-style="normal" fo:font-weight="normal" officeooo:rsid="0034a350" officeooo:paragraph-rsid="0034a350" style:font-size-asian="8.75pt" style:font-style-asian="normal" style:font-weight-asian="normal" style:font-size-complex="10pt" style:font-style-complex="normal" style:font-weight-complex="normal"/>
    </style:style>
    <style:style style:name="P28" style:family="paragraph" style:parent-style-name="Preformatted_20_Text">
      <style:text-properties fo:color="#000000" style:font-name="Liberation Mono" fo:font-size="10pt" fo:font-style="normal" fo:font-weight="normal" officeooo:rsid="00371966" officeooo:paragraph-rsid="00371966" style:font-size-asian="8.75pt" style:font-style-asian="normal" style:font-weight-asian="normal" style:font-size-complex="10pt" style:font-style-complex="normal" style:font-weight-complex="normal"/>
    </style:style>
    <style:style style:name="P29" style:family="paragraph" style:parent-style-name="Preformatted_20_Text">
      <style:text-properties fo:color="#000000" style:font-name="Liberation Mono" fo:font-size="10pt" fo:font-style="normal" fo:font-weight="normal" officeooo:rsid="00371966" officeooo:paragraph-rsid="0043fb00" style:font-size-asian="8.75pt" style:font-style-asian="normal" style:font-weight-asian="normal" style:font-size-complex="10pt" style:font-style-complex="normal" style:font-weight-complex="normal"/>
    </style:style>
    <style:style style:name="P30" style:family="paragraph" style:parent-style-name="Preformatted_20_Text">
      <style:text-properties fo:color="#000000" style:font-name="Liberation Mono" fo:font-size="10pt" fo:font-style="normal" fo:font-weight="normal" officeooo:rsid="00393bc8" officeooo:paragraph-rsid="00393bc8" style:font-size-asian="8.75pt" style:font-style-asian="normal" style:font-weight-asian="normal" style:font-size-complex="10pt" style:font-style-complex="normal" style:font-weight-complex="normal"/>
    </style:style>
    <style:style style:name="P31" style:family="paragraph" style:parent-style-name="Preformatted_20_Text">
      <style:text-properties fo:color="#000000" style:font-name="Liberation Mono" fo:font-size="10pt" fo:font-style="normal" fo:font-weight="normal" officeooo:rsid="00393bc8" officeooo:paragraph-rsid="003e1f4d" style:font-size-asian="8.75pt" style:font-style-asian="normal" style:font-weight-asian="normal" style:font-size-complex="10pt" style:font-style-complex="normal" style:font-weight-complex="normal"/>
    </style:style>
    <style:style style:name="P32" style:family="paragraph" style:parent-style-name="Preformatted_20_Text">
      <style:text-properties fo:color="#000000" style:font-name="Liberation Mono" fo:font-size="10pt" fo:font-style="normal" fo:font-weight="normal" officeooo:rsid="003fcb37" officeooo:paragraph-rsid="003fcb37" style:font-size-asian="8.75pt" style:font-style-asian="normal" style:font-weight-asian="normal" style:font-size-complex="10pt" style:font-style-complex="normal" style:font-weight-complex="normal"/>
    </style:style>
    <style:style style:name="P33" style:family="paragraph" style:parent-style-name="Preformatted_20_Text">
      <style:text-properties fo:color="#000000" style:font-name="Liberation Mono" fo:font-size="10pt" fo:font-style="normal" fo:font-weight="normal" officeooo:rsid="003fcb37" officeooo:paragraph-rsid="00371966" style:font-size-asian="8.75pt" style:font-style-asian="normal" style:font-weight-asian="normal" style:font-size-complex="10pt" style:font-style-complex="normal" style:font-weight-complex="normal"/>
    </style:style>
    <style:style style:name="P34" style:family="paragraph" style:parent-style-name="Preformatted_20_Text">
      <style:text-properties fo:color="#000000" style:font-name="Liberation Mono" fo:font-size="10pt" fo:font-style="normal" fo:font-weight="normal" officeooo:rsid="0043fb00" officeooo:paragraph-rsid="0043fb00" style:font-size-asian="8.75pt" style:font-style-asian="normal" style:font-weight-asian="normal" style:font-size-complex="10pt" style:font-style-complex="normal" style:font-weight-complex="normal"/>
    </style:style>
    <style:style style:name="P35" style:family="paragraph" style:parent-style-name="Preformatted_20_Text">
      <style:text-properties fo:color="#000000" style:font-name="Liberation Mono" fo:font-size="10pt" fo:font-style="normal" fo:font-weight="normal" officeooo:rsid="0043fb00" officeooo:paragraph-rsid="0044ba0a" style:font-size-asian="8.75pt" style:font-style-asian="normal" style:font-weight-asian="normal" style:font-size-complex="10pt" style:font-style-complex="normal" style:font-weight-complex="normal"/>
    </style:style>
    <style:style style:name="P36" style:family="paragraph" style:parent-style-name="Preformatted_20_Text">
      <style:text-properties fo:color="#000000" style:font-name="Liberation Mono" fo:font-size="10pt" fo:font-style="normal" fo:font-weight="normal" officeooo:rsid="0044fc33" officeooo:paragraph-rsid="0044fc33" style:font-size-asian="8.75pt" style:font-style-asian="normal" style:font-weight-asian="normal" style:font-size-complex="10pt" style:font-style-complex="normal" style:font-weight-complex="normal"/>
    </style:style>
    <style:style style:name="P37" style:family="paragraph" style:parent-style-name="Preformatted_20_Text">
      <style:text-properties fo:color="#000000" style:font-name="Liberation Mono" fo:font-size="10pt" fo:font-style="normal" fo:font-weight="normal" officeooo:rsid="00454019" officeooo:paragraph-rsid="00454019" style:font-size-asian="8.75pt" style:font-style-asian="normal" style:font-weight-asian="normal" style:font-size-complex="10pt" style:font-style-complex="normal" style:font-weight-complex="normal"/>
    </style:style>
    <style:style style:name="P38" style:family="paragraph" style:parent-style-name="Preformatted_20_Text">
      <style:text-properties fo:color="#000000" style:font-name="Liberation Mono" fo:font-size="10pt" fo:font-style="normal" fo:font-weight="normal" officeooo:rsid="00458ecd" officeooo:paragraph-rsid="00458ecd" style:font-size-asian="8.75pt" style:font-style-asian="normal" style:font-weight-asian="normal" style:font-size-complex="10pt" style:font-style-complex="normal" style:font-weight-complex="normal"/>
    </style:style>
    <style:style style:name="P39" style:family="paragraph" style:parent-style-name="Preformatted_20_Text">
      <style:text-properties fo:color="#000000" style:font-name="Liberation Mono" fo:font-size="10pt" fo:font-style="normal" fo:font-weight="normal" officeooo:rsid="0048515d" officeooo:paragraph-rsid="0048515d" style:font-size-asian="8.75pt" style:font-style-asian="normal" style:font-weight-asian="normal" style:font-size-complex="10pt" style:font-style-complex="normal" style:font-weight-complex="normal"/>
    </style:style>
    <style:style style:name="P40" style:family="paragraph" style:parent-style-name="Heading">
      <style:text-properties fo:font-weight="bold" style:font-weight-asian="bold" style:font-weight-complex="bold"/>
    </style:style>
    <style:style style:name="P41" style:family="paragraph" style:parent-style-name="Preformatted_20_Text" style:list-style-name="L1">
      <style:text-properties officeooo:paragraph-rsid="001d309c"/>
    </style:style>
    <style:style style:name="P42" style:family="paragraph" style:parent-style-name="Preformatted_20_Text" style:list-style-name="L1">
      <style:text-properties officeooo:paragraph-rsid="002053bc"/>
    </style:style>
    <style:style style:name="P43" style:family="paragraph" style:parent-style-name="Preformatted_20_Text">
      <style:text-properties fo:color="#000000" style:font-name="Liberation Mono" fo:font-size="10pt" fo:font-style="normal" fo:font-weight="normal" officeooo:rsid="0044ba0a" officeooo:paragraph-rsid="0044ba0a" style:font-size-asian="8.75pt" style:font-style-asian="normal" style:font-weight-asian="normal" style:font-size-complex="10pt" style:font-style-complex="normal" style:font-weight-complex="normal"/>
    </style:style>
    <style:style style:name="P44" style:family="paragraph" style:parent-style-name="Preformatted_20_Text">
      <style:text-properties fo:color="#000000" style:font-name="Liberation Mono" fo:font-size="10pt" fo:font-style="normal" fo:font-weight="normal" officeooo:rsid="00458ecd" officeooo:paragraph-rsid="004b2964" style:font-size-asian="8.75pt" style:font-style-asian="normal" style:font-weight-asian="normal" style:font-size-complex="10pt" style:font-style-complex="normal" style:font-weight-complex="normal"/>
    </style:style>
    <style:style style:name="P45" style:family="paragraph" style:parent-style-name="Preformatted_20_Text">
      <style:text-properties fo:color="#000000" style:font-name="Liberation Mono" fo:font-size="10pt" fo:font-style="normal" fo:font-weight="normal" officeooo:rsid="004b2964" officeooo:paragraph-rsid="004b2964" style:font-size-asian="8.75pt" style:font-style-asian="normal" style:font-weight-asian="normal" style:font-size-complex="10pt" style:font-style-complex="normal" style:font-weight-complex="normal"/>
    </style:style>
    <style:style style:name="P46" style:family="paragraph" style:parent-style-name="Preformatted_20_Text">
      <style:text-properties fo:color="#000000" style:font-name="Liberation Mono" fo:font-size="10pt" fo:font-style="normal" fo:font-weight="normal" officeooo:rsid="00388060" officeooo:paragraph-rsid="00388060" style:font-size-asian="8.75pt" style:font-style-asian="normal" style:font-weight-asian="normal" style:font-size-complex="10pt" style:font-style-complex="normal" style:font-weight-complex="normal"/>
    </style:style>
    <style:style style:name="P47" style:family="paragraph" style:parent-style-name="Preformatted_20_Text">
      <style:text-properties fo:color="#000000" style:font-name="Liberation Mono" fo:font-size="10pt" fo:font-style="normal" fo:font-weight="normal" officeooo:rsid="00393bc8" officeooo:paragraph-rsid="004f6d68" style:font-size-asian="8.75pt" style:font-style-asian="normal" style:font-weight-asian="normal" style:font-size-complex="10pt" style:font-style-complex="normal" style:font-weight-complex="normal"/>
    </style:style>
    <style:style style:name="P48" style:family="paragraph" style:parent-style-name="Preformatted_20_Text">
      <style:text-properties fo:color="#000000" style:font-name="Liberation Mono" fo:font-size="10pt" fo:font-style="normal" fo:font-weight="normal" officeooo:rsid="004f6d68" officeooo:paragraph-rsid="004f6d68" style:font-size-asian="8.75pt" style:font-style-asian="normal" style:font-weight-asian="normal" style:font-size-complex="10pt" style:font-style-complex="normal" style:font-weight-complex="normal"/>
    </style:style>
    <style:style style:name="P49" style:family="paragraph" style:parent-style-name="Preformatted_20_Text">
      <style:text-properties fo:color="#000000" style:font-name="Liberation Mono" fo:font-size="10pt" fo:font-style="normal" fo:font-weight="normal" officeooo:rsid="004f6d68" officeooo:paragraph-rsid="00516602" style:font-size-asian="8.75pt" style:font-style-asian="normal" style:font-weight-asian="normal" style:font-size-complex="10pt" style:font-style-complex="normal" style:font-weight-complex="normal"/>
    </style:style>
    <style:style style:name="P50" style:family="paragraph" style:parent-style-name="Preformatted_20_Text">
      <style:text-properties fo:color="#000000" style:font-name="Liberation Mono" fo:font-size="10pt" fo:font-style="normal" fo:font-weight="normal" officeooo:rsid="004f6d68" officeooo:paragraph-rsid="0053eaf6" style:font-size-asian="8.75pt" style:font-style-asian="normal" style:font-weight-asian="normal" style:font-size-complex="10pt" style:font-style-complex="normal" style:font-weight-complex="normal"/>
    </style:style>
    <style:style style:name="P51" style:family="paragraph" style:parent-style-name="Preformatted_20_Text">
      <style:text-properties fo:color="#000000" style:font-name="Liberation Mono" fo:font-size="10pt" fo:font-style="normal" fo:font-weight="normal" officeooo:rsid="00516602" officeooo:paragraph-rsid="00516602" style:font-size-asian="8.75pt" style:font-style-asian="normal" style:font-weight-asian="normal" style:font-size-complex="10pt" style:font-style-complex="normal" style:font-weight-complex="normal"/>
    </style:style>
    <style:style style:name="P52" style:family="paragraph" style:parent-style-name="Preformatted_20_Text">
      <style:text-properties fo:color="#000000" style:font-name="Liberation Mono" fo:font-size="10pt" fo:font-style="normal" fo:font-weight="normal" officeooo:rsid="003fcb37" officeooo:paragraph-rsid="00522811" style:font-size-asian="8.75pt" style:font-style-asian="normal" style:font-weight-asian="normal" style:font-size-complex="10pt" style:font-style-complex="normal" style:font-weight-complex="normal"/>
    </style:style>
    <style:style style:name="P53" style:family="paragraph" style:parent-style-name="Preformatted_20_Text">
      <style:text-properties fo:color="#000000" style:font-name="Liberation Mono" fo:font-size="10pt" fo:font-style="normal" fo:font-weight="normal" officeooo:rsid="0053eaf6" officeooo:paragraph-rsid="00516602" style:font-size-asian="8.75pt" style:font-style-asian="normal" style:font-weight-asian="normal" style:font-size-complex="10pt" style:font-style-complex="normal" style:font-weight-complex="normal"/>
    </style:style>
    <style:style style:name="P54" style:family="paragraph" style:parent-style-name="Preformatted_20_Text">
      <style:text-properties fo:color="#000000" style:font-name="Liberation Mono" fo:font-size="10pt" fo:font-style="normal" fo:font-weight="normal" officeooo:rsid="0054a4af" officeooo:paragraph-rsid="0054a4af" style:font-size-asian="8.75pt" style:font-style-asian="normal" style:font-weight-asian="normal" style:font-size-complex="10pt" style:font-style-complex="normal" style:font-weight-complex="normal"/>
    </style:style>
    <style:style style:name="P55" style:family="paragraph" style:parent-style-name="Preformatted_20_Text">
      <style:text-properties fo:color="#000000" style:font-name="Liberation Mono" fo:font-size="10pt" fo:font-style="normal" fo:font-weight="normal" officeooo:rsid="0054bc79" officeooo:paragraph-rsid="0054bc79" style:font-size-asian="8.75pt" style:font-style-asian="normal" style:font-weight-asian="normal" style:font-size-complex="10pt" style:font-style-complex="normal" style:font-weight-complex="normal"/>
    </style:style>
    <style:style style:name="P56" style:family="paragraph" style:parent-style-name="Preformatted_20_Text">
      <style:text-properties fo:color="#000000" style:font-name="Liberation Mono" fo:font-size="10pt" fo:font-style="normal" fo:font-weight="normal" officeooo:rsid="00565940" officeooo:paragraph-rsid="00565940" style:font-size-asian="8.75pt" style:font-style-asian="normal" style:font-weight-asian="normal" style:font-size-complex="10pt" style:font-style-complex="normal" style:font-weight-complex="normal"/>
    </style:style>
    <style:style style:name="P57" style:family="paragraph" style:parent-style-name="Preformatted_20_Text">
      <style:text-properties fo:color="#000000" style:font-name="Liberation Mono" fo:font-size="10pt" fo:font-style="normal" fo:font-weight="normal" officeooo:rsid="00575d2f" officeooo:paragraph-rsid="00575d2f" style:font-size-asian="8.75pt" style:font-style-asian="normal" style:font-weight-asian="normal" style:font-size-complex="10pt" style:font-style-complex="normal" style:font-weight-complex="normal"/>
    </style:style>
    <style:style style:name="P58" style:family="paragraph" style:parent-style-name="Preformatted_20_Text">
      <style:text-properties fo:color="#000000" style:font-name="Liberation Mono" fo:font-size="10pt" fo:font-style="normal" fo:font-weight="normal" officeooo:rsid="0057e0cd" officeooo:paragraph-rsid="0057e0cd" style:font-size-asian="8.75pt" style:font-style-asian="normal" style:font-weight-asian="normal" style:font-size-complex="10pt" style:font-style-complex="normal" style:font-weight-complex="normal"/>
    </style:style>
    <style:style style:name="P59" style:family="paragraph" style:parent-style-name="Preformatted_20_Text">
      <style:text-properties fo:color="#000000" style:font-name="Liberation Mono" fo:font-size="10pt" fo:font-style="normal" fo:font-weight="normal" officeooo:rsid="00584111" officeooo:paragraph-rsid="00584111" style:font-size-asian="8.75pt" style:font-style-asian="normal" style:font-weight-asian="normal" style:font-size-complex="10pt" style:font-style-complex="normal" style:font-weight-complex="normal"/>
    </style:style>
    <style:style style:name="P60" style:family="paragraph" style:parent-style-name="Preformatted_20_Text">
      <style:text-properties fo:color="#000000" style:font-name="Liberation Mono" fo:font-size="10pt" fo:font-style="normal" fo:font-weight="bold" officeooo:rsid="004e2b0f" officeooo:paragraph-rsid="004e2b0f" style:font-size-asian="8.75pt" style:font-style-asian="normal" style:font-weight-asian="bold" style:font-size-complex="10pt" style:font-style-complex="normal" style:font-weight-complex="bold"/>
    </style:style>
    <style:style style:name="P61" style:family="paragraph" style:parent-style-name="Preformatted_20_Text">
      <style:text-properties fo:color="#000000" style:font-name="Liberation Mono" fo:font-size="10pt" fo:font-style="normal" fo:font-weight="bold" officeooo:rsid="00516602" officeooo:paragraph-rsid="00516602" style:font-size-asian="8.75pt" style:font-style-asian="normal" style:font-weight-asian="bold" style:font-size-complex="10pt" style:font-style-complex="normal" style:font-weight-complex="bold"/>
    </style:style>
    <style:style style:name="P62" style:family="paragraph" style:parent-style-name="Preformatted_20_Text">
      <style:text-properties style:use-window-font-color="true" style:font-name="Liberation Mono" fo:font-size="14pt" fo:font-style="normal" fo:font-weight="bold" officeooo:rsid="002fc643" officeooo:paragraph-rsid="00565940" style:font-size-asian="14pt" style:font-style-asian="normal" style:font-weight-asian="bold" style:font-size-complex="14pt" style:font-style-complex="normal" style:font-weight-complex="bold"/>
    </style:style>
    <style:style style:name="P63" style:family="paragraph" style:parent-style-name="Heading_20_3">
      <style:text-properties style:use-window-font-color="true" fo:font-style="normal" officeooo:rsid="002ae4f2" officeooo:paragraph-rsid="002c9d77" style:font-style-asian="normal" style:font-style-complex="normal"/>
    </style:style>
    <style:style style:name="T1" style:family="text">
      <style:text-properties officeooo:rsid="001ad0b3"/>
    </style:style>
    <style:style style:name="T2" style:family="text">
      <style:text-properties officeooo:rsid="001d309c"/>
    </style:style>
    <style:style style:name="T3" style:family="text">
      <style:text-properties officeooo:rsid="002053bc"/>
    </style:style>
    <style:style style:name="T4" style:family="text">
      <style:text-properties fo:background-color="#ff3333" loext:char-shading-value="0"/>
    </style:style>
    <style:style style:name="T5" style:family="text">
      <style:text-properties officeooo:rsid="002053bc" fo:background-color="#ff3333" loext:char-shading-value="0"/>
    </style:style>
    <style:style style:name="T6" style:family="text">
      <style:text-properties officeooo:rsid="001ad0b3" fo:background-color="#ff3333" loext:char-shading-value="0"/>
    </style:style>
    <style:style style:name="T7" style:family="text">
      <style:text-properties officeooo:rsid="001d309c" fo:background-color="#ff3333" loext:char-shading-value="0"/>
    </style:style>
    <style:style style:name="T8" style:family="text">
      <style:text-properties style:text-underline-style="solid" style:text-underline-width="auto" style:text-underline-color="font-color"/>
    </style:style>
    <style:style style:name="T9" style:family="text">
      <style:text-properties officeooo:rsid="00297c33"/>
    </style:style>
    <style:style style:name="T10" style:family="text">
      <style:text-properties officeooo:rsid="002c9d77"/>
    </style:style>
    <style:style style:name="T11" style:family="text">
      <style:text-properties officeooo:rsid="002f2493"/>
    </style:style>
    <style:style style:name="T12" style:family="text">
      <style:text-properties officeooo:rsid="00368d3e"/>
    </style:style>
    <style:style style:name="T13" style:family="text">
      <style:text-properties officeooo:rsid="00371966"/>
    </style:style>
    <style:style style:name="T14" style:family="text">
      <style:text-properties officeooo:rsid="003a729a"/>
    </style:style>
    <style:style style:name="T15" style:family="text">
      <style:text-properties officeooo:rsid="003e1f4d"/>
    </style:style>
    <style:style style:name="T16" style:family="text">
      <style:text-properties officeooo:rsid="0043fb00"/>
    </style:style>
    <style:style style:name="T17" style:family="text">
      <style:text-properties fo:color="#00cc33" fo:font-style="italic" style:font-style-asian="italic" style:font-style-complex="italic"/>
    </style:style>
    <style:style style:name="T18" style:family="text">
      <style:text-properties officeooo:rsid="0044ba0a"/>
    </style:style>
    <style:style style:name="T19" style:family="text">
      <style:text-properties officeooo:rsid="00454019"/>
    </style:style>
    <style:style style:name="T20" style:family="text">
      <style:text-properties officeooo:rsid="00458ecd"/>
    </style:style>
    <style:style style:name="T21" style:family="text">
      <style:text-properties officeooo:rsid="00464866"/>
    </style:style>
    <style:style style:name="T22" style:family="text">
      <style:text-properties officeooo:rsid="0046970c"/>
    </style:style>
    <style:style style:name="T23" style:family="text">
      <style:text-properties officeooo:rsid="0048515d"/>
    </style:style>
    <style:style style:name="T24" style:family="text">
      <style:text-properties officeooo:rsid="00516602"/>
    </style:style>
    <style:style style:name="T25" style:family="text">
      <style:text-properties officeooo:rsid="0053eaf6"/>
    </style:style>
    <style:style style:name="T26" style:family="text">
      <style:text-properties officeooo:rsid="0054bc79"/>
    </style:style>
    <style:style style:name="T27" style:family="text">
      <style:text-properties officeooo:rsid="00565940"/>
    </style:style>
    <style:style style:name="T28" style:family="text">
      <style:text-properties officeooo:rsid="0057e0cd"/>
    </style:style>
    <style:style style:name="T29" style:family="text">
      <style:text-properties officeooo:rsid="0058411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June 14</text:p>
      <text:p text:style-name="P1">Attempt to read a sensor data and convert to MIDI using python-midi lib.</text:p>
      <text:p text:style-name="P1"/>
      <text:p text:style-name="P1">In the pi get code running: sudo python3 allthree.py <text:tab/></text:p>
      <text:p text:style-name="P1">In pc-linux get the data: <text:s/>scp pi@10.0.102.103:test.txt ./Desktop</text:p>
      <text:p text:style-name="P2"/>
      <text:p text:style-name="P3">Setuptools: sudo wget https://bootstrap.pypa.io/ez_setup.py -O - |sudo python</text:p>
      <text:p text:style-name="P4"><text:span text:style-name="Source_20_Text"><text:span text:style-name="T2">Install python-midi lib: just follow original instructions</text:span></text:span></text:p>
      <text:p text:style-name="P5"><text:span text:style-name="Source_20_Text"><text:span text:style-name="T1">Get linux to play MIDI: </text:span></text:span></text:p>
      <text:p text:style-name="P5"><text:span text:style-name="Source_20_Text"><text:span text:style-name="T3">1</text:span></text:span><text:span text:style-name="Source_20_Text"><text:span text:style-name="T5">. install timidity</text:span></text:span></text:p>
      <text:list xml:id="list8542643948031362756" text:style-name="L1">
        <text:list-item>
          <text:list>
            <text:list-item>
              <text:p text:style-name="P41"><text:span text:style-name="Source_20_Text"><text:span text:style-name="T6">Get </text:span></text:span><text:a xlink:type="simple" xlink:href="http://stackoverflow.com/questions/19816275/no-acceptable-c-compiler-found-in-path-when-installing-python" text:style-name="Internet_20_link" text:visited-style-name="Visited_20_Internet_20_Link"><text:span text:style-name="Source_20_Text"><text:span text:style-name="T4">no acceptable C compiler found in $PATH</text:span></text:span></text:a><text:span text:style-name="Source_20_Text"><text:span text:style-name="T4"> </text:span></text:span><text:span text:style-name="Source_20_Text"><text:span text:style-name="T7">error: sudo apt-get install build-essential</text:span></text:span></text:p>
            </text:list-item>
            <text:list-item>
              <text:p text:style-name="P41"><text:span text:style-name="Source_20_Text"><text:span text:style-name="T7">From here, follow INSTALL instructions??</text:span></text:span></text:p>
            </text:list-item>
            <text:list-item>
              <text:p text:style-name="P42"><text:span text:style-name="Source_20_Text"><text:span text:style-name="T4">sudo apt-get install freepats timidity timidity-interfaces-extra</text:span></text:span></text:p>
              <text:p text:style-name="P42"><text:span text:style-name="Source_20_Text"/></text:p>
            </text:list-item>
          </text:list>
        </text:list-item>
      </text:list>
      <text:p text:style-name="P5"><text:span text:style-name="Source_20_Text"><text:span text:style-name="T3">2. </text:span></text:span><text:span text:style-name="T3">sudo apt-get install vlc-plugin-fluidsynth</text:span></text:p>
      <text:p text:style-name="P5"/>
      <text:p text:style-name="P7">Useful links:</text:p>
      <text:p text:style-name="P7"><text:a xlink:type="simple" xlink:href="https://github.com/vishnubob/python-midi" text:style-name="Internet_20_link" text:visited-style-name="Visited_20_Internet_20_Link">https://github.com/vishnubob/python-midi</text:a></text:p>
      <text:p text:style-name="P7"><text:a xlink:type="simple" xlink:href="https://usermanuals.finalemusic.com/Finale2012Mac/Content/Finale/MIDI_Note_to_Pitch_Table.htm" text:style-name="Internet_20_link" text:visited-style-name="Visited_20_Internet_20_Link">https://usermanuals.finalemusic.com/Finale2012Mac/Content/Finale/MIDI_Note_to_Pitch_Table.htm</text:a></text:p>
      <text:p text:style-name="P7"><text:a xlink:type="simple" xlink:href="http://newt.phys.unsw.edu.au/jw/notes.html" text:style-name="Internet_20_link" text:visited-style-name="Visited_20_Internet_20_Link">http://newt.phys.unsw.edu.au/jw/notes.html</text:a></text:p>
      <text:p text:style-name="P7"><text:a xlink:type="simple" xlink:href="http://www.electronics.dit.ie/staff/tscarff/Music_technology/midi/midi_note_numbers_for_octaves.htm" text:style-name="Internet_20_link" text:visited-style-name="Visited_20_Internet_20_Link">http://www.electronics.dit.ie/staff/tscarff/Music_technology/midi/midi_note_numbers_for_octaves.htm</text:a></text:p>
      <text:p text:style-name="P7"/>
      <text:p text:style-name="P8">Implemented a code that get light sensor data from a txt and convert into midi.</text:p>
      <text:p text:style-name="P6">import midi</text:p>
      <text:p text:style-name="P6"># Instantiate a MIDI Pattern (contains a list of tracks)</text:p>
      <text:p text:style-name="P6">pattern = midi.Pattern()</text:p>
      <text:p text:style-name="P6"># Instantiate a MIDI Track (contains a list of MIDI events)</text:p>
      <text:p text:style-name="P6">track = midi.Track()</text:p>
      <text:p text:style-name="P6"># Append the track to the pattern</text:p>
      <text:p text:style-name="P6">pattern.append(track)</text:p>
      <text:p text:style-name="P6"># Instantiate a MIDI note on event, append it to the track</text:p>
      <text:p text:style-name="P6">on = midi.NoteOnEvent(tick=0, velocity=20, pitch=200)</text:p>
      <text:p text:style-name="P6">track.append(on)</text:p>
      <text:p text:style-name="P6"/>
      <text:p text:style-name="P6">sensor_data = open('test.txt', 'r')</text:p>
      <text:p text:style-name="P6"/>
      <text:p text:style-name="P6">for i in range(1,25000):</text:p>
      <text:p text:style-name="P6"><text:tab/>a = sensor_data.readline()</text:p>
      <text:p text:style-name="P6"><text:tab/>if a[0] == 'L':</text:p>
      <text:p text:style-name="P6"><text:tab/><text:tab/>p = a[7:len(a)-2]</text:p>
      <text:p text:style-name="P6"><text:tab/><text:tab/>p = 10 if p == '' else int(p)</text:p>
      <text:p text:style-name="P6"><text:tab/><text:tab/>print a</text:p>
      <text:p text:style-name="P6"><text:tab/><text:tab/>track.append(midi.NoteOnEvent(tick=0, channel=0, data=[p,20]))</text:p>
      <text:p text:style-name="P6"><text:tab/><text:tab/>track.append(midi.NoteOffEvent(tick=100, pitch=p))</text:p>
      <text:p text:style-name="P6"/>
      <text:p text:style-name="P6">sensor_data.close()</text:p>
      <text:p text:style-name="P6"># Instantiate a MIDI note off event, append it to the track</text:p>
      <text:p text:style-name="P6">off = midi.NoteOffEvent(tick=100, pitch=200)</text:p>
      <text:p text:style-name="P6">track.append(off)</text:p>
      <text:p text:style-name="P6"># Add the end of track event, append it to the track</text:p>
      <text:p text:style-name="P6">eot = midi.EndOfTrackEvent(tick=1)</text:p>
      <text:p text:style-name="P6">track.append(eot)</text:p>
      <text:p text:style-name="P6"># Print out the pattern</text:p>
      <text:p text:style-name="P6">print pattern</text:p>
      <text:p text:style-name="P6"><text:soft-page-break/># Save the pattern to disk</text:p>
      <text:p text:style-name="P6">midi.write_midifile("example.mid", pattern)</text:p>
      <text:h text:style-name="Heading_20_3" text:outline-level="3">June 15</text:h>
      <text:p text:style-name="P11">Research Meeting</text:p>
      <text:p text:style-name="P9">Sonic Pi – get sensor to midi</text:p>
      <text:p text:style-name="P9">python-midi – me and felipe, understand and do cool stuffs</text:p>
      <text:p text:style-name="P9"/>
      <text:p text:style-name="P10">Synth vs MIDI: send wav or <text:span text:style-name="T8">midi</text:span> file? Radio? Real-time? <text:span text:style-name="T9">Near real time! </text:span></text:p>
      <text:p text:style-name="P10">How often should we send data? <text:span text:style-name="T9">1 minute…</text:span></text:p>
      <text:p text:style-name="P13">Separate listener from player.</text:p>
      <text:p text:style-name="P13"/>
      <text:p text:style-name="P14">Only change note if data change.</text:p>
      <text:p text:style-name="P14"/>
      <text:h text:style-name="P63" text:outline-level="3">June <text:span text:style-name="T10">22</text:span></text:h>
      <text:p text:style-name="P12">Research Meeting</text:p>
      <text:p text:style-name="P15">Sonic Pi – marcelo get light convert to sound </text:p>
      <text:p text:style-name="P15"/>
      <text:p text:style-name="P15">Task:</text:p>
      <text:p text:style-name="P15">get the code to rpi</text:p>
      <text:p text:style-name="P15">make a continuous track</text:p>
      <text:p text:style-name="P15">add a new track</text:p>
      <text:p text:style-name="P15"/>
      <text:p text:style-name="P16">June 28</text:p>
      <text:p text:style-name="P17">Added new track with temperature values</text:p>
      <text:p text:style-name="P17">made few changes code getting new sound</text:p>
      <text:p text:style-name="P17">install and used tux guitar: sudo apt-get <text:span text:style-name="T11">install tuxguitar</text:span></text:p>
      <text:p text:style-name="P18">sudo apt-get install tuxguitar-jsa</text:p>
      <text:p text:style-name="P18"/>
      <text:p text:style-name="P20">June 29</text:p>
      <text:p text:style-name="P19">Made some changes on the code: <text:span text:style-name="T13">test.py</text:span></text:p>
      <text:p text:style-name="P23">#Sensor data to midi file</text:p>
      <text:p text:style-name="P23">#Author: Rebeca Rodrigues</text:p>
      <text:p text:style-name="P23">#Description: Read 'test.txt' file which contains sensors data. Get only light data,</text:p>
      <text:p text:style-name="P23"># scale data down to use it as pitch of a note. Add notes to track. Produce midi</text:p>
      <text:p text:style-name="P23"># file 'example.mid' using the track.</text:p>
      <text:p text:style-name="P23"/>
      <text:p text:style-name="P23">import midi</text:p>
      <text:p text:style-name="P23"># Instantiate a MIDI Pattern (contains a list of tracks)</text:p>
      <text:p text:style-name="P23">pattern = midi.Pattern()</text:p>
      <text:p text:style-name="P23"># Instantiate a MIDI Track (contains a list of MIDI events)</text:p>
      <text:p text:style-name="P23">track = midi.Track()</text:p>
      <text:p text:style-name="P23">temp = midi.Track()</text:p>
      <text:p text:style-name="P23"># Append the track to the pattern</text:p>
      <text:p text:style-name="P23">pattern.append(track)</text:p>
      <text:p text:style-name="P23">pattern.append(temp)</text:p>
      <text:p text:style-name="P23"># Instantiate a MIDI note on event, append it to the track</text:p>
      <text:p text:style-name="P23">on = midi.NoteOnEvent(tick=0, velocity=20, pitch=200)</text:p>
      <text:p text:style-name="P23">track.append(on)</text:p>
      <text:p text:style-name="P23"/>
      <text:p text:style-name="P23">sensor_data = open('test.txt', 'r')</text:p>
      <text:p text:style-name="P23">p_prev = 0</text:p>
      <text:p text:style-name="P23">p_prevt = 0</text:p>
      <text:p text:style-name="P23">count = 0</text:p>
      <text:p text:style-name="P23">dur = 100</text:p>
      <text:p text:style-name="P23"/>
      <text:p text:style-name="P23">for i in range(1,25000):</text:p>
      <text:p text:style-name="P23"><text:tab/>a = sensor_data.readline()</text:p>
      <text:p text:style-name="P23"><text:tab/>if a[0] == 'L':</text:p>
      <text:p text:style-name="P23"><text:tab/><text:tab/>p = a[7:len(a)-2]</text:p>
      <text:p text:style-name="P23"><text:tab/><text:tab/>p = 10 if p == '' else int(p)</text:p>
      <text:p text:style-name="P23"><text:tab/></text:p>
      <text:p text:style-name="P23"><text:tab/><text:tab/>if p == p_prev:</text:p>
      <text:p text:style-name="P23"><text:soft-page-break/><text:tab/><text:tab/><text:tab/>dur = dur+100</text:p>
      <text:p text:style-name="P23"><text:tab/><text:tab/>else:</text:p>
      <text:p text:style-name="P23"><text:tab/><text:tab/><text:tab/>dur = 100</text:p>
      <text:p text:style-name="P23"><text:tab/><text:tab/><text:tab/>track.append(midi.NoteOffEvent(tick=dur, pitch=p))</text:p>
      <text:p text:style-name="P23"><text:tab/><text:tab/><text:tab/>#track.append(midi.NoteOffEvent(tick=100, pitch=p_prev))</text:p>
      <text:p text:style-name="P23"><text:tab/><text:tab/><text:tab/>track.append(midi.NoteOnEvent(tick=100, channel=0, data=[p,75]))<text:tab/><text:tab/><text:tab/></text:p>
      <text:p text:style-name="P23"><text:tab/><text:tab/><text:tab/>count += 1<text:tab/><text:tab/></text:p>
      <text:p text:style-name="P23"><text:tab/><text:tab/>p_prev = p</text:p>
      <text:p text:style-name="P23"/>
      <text:p text:style-name="P23"><text:tab/><text:tab/>#track.append(midi.NoteOffEvent(tick=100, pitch=p))</text:p>
      <text:p text:style-name="P23"><text:tab/></text:p>
      <text:p text:style-name="P23"><text:tab/>if a[0] == 'T':</text:p>
      <text:p text:style-name="P23"><text:tab/><text:tab/>pt = int(a.split()[1])/5</text:p>
      <text:p text:style-name="P23"/>
      <text:p text:style-name="P23"><text:tab/><text:tab/>if pt == p_prevt:</text:p>
      <text:p text:style-name="P23"><text:tab/><text:tab/><text:tab/>temp.append(midi.NoteOnEvent(tick=0, channel=0, data=[pt,75]))</text:p>
      <text:p text:style-name="P23"><text:tab/><text:tab/>else:</text:p>
      <text:p text:style-name="P23"><text:tab/><text:tab/><text:tab/>temp.append(midi.NoteOffEvent(tick=100, pitch=p_prevt))</text:p>
      <text:p text:style-name="P23"><text:tab/><text:tab/><text:tab/>temp.append(midi.NoteOnEvent(tick=0, channel=0, data=[pt,75]))<text:tab/><text:tab/><text:tab/></text:p>
      <text:p text:style-name="P23"><text:tab/><text:tab/>p_prevt = pt</text:p>
      <text:p text:style-name="P23"><text:tab/><text:tab/>#count +=1</text:p>
      <text:p text:style-name="P23"/>
      <text:p text:style-name="P23"/>
      <text:p text:style-name="P23"/>
      <text:p text:style-name="P23">sensor_data.close()</text:p>
      <text:p text:style-name="P23"># Instantiate a MIDI note off event, append it to the track</text:p>
      <text:p text:style-name="P23">off = midi.NoteOffEvent(tick=100, pitch=200)</text:p>
      <text:p text:style-name="P23">track.append(off)</text:p>
      <text:p text:style-name="P23"/>
      <text:p text:style-name="P23"># Add the end of track event, append it to the track</text:p>
      <text:p text:style-name="P23">eot = midi.EndOfTrackEvent(tick=1)</text:p>
      <text:p text:style-name="P23">track.append(eot)</text:p>
      <text:p text:style-name="P23">temp.append(eot)</text:p>
      <text:p text:style-name="P23"/>
      <text:p text:style-name="P23"># Print out the pattern</text:p>
      <text:p text:style-name="P23">#print pattern</text:p>
      <text:p text:style-name="P23">print count</text:p>
      <text:p text:style-name="P23"># Save the pattern to disk</text:p>
      <text:p text:style-name="P23">midi.write_midifile("example.mid", pattern)</text:p>
      <text:p text:style-name="P23"/>
      <text:p text:style-name="P24">Also, getting to try to use interrupt:</text:p>
      <text:p text:style-name="P24"><text:a xlink:type="simple" xlink:href="http://raspi.tv/2013/how-to-use-interrupts-with-python-on-the-raspberry-pi-and-rpi-gpio" text:style-name="Internet_20_link" text:visited-style-name="Visited_20_Internet_20_Link">http://raspi.tv/2013/how-to-use-interrupts-with-python-on-the-raspberry-pi-and-rpi-gpio</text:a></text:p>
      <text:p text:style-name="P24"/>
      <text:p text:style-name="P24">C vs Python on interrupts: C is better, but for our simple case, no need for that.</text:p>
      <text:p text:style-name="P24"/>
      <text:p text:style-name="P25">Deleting files on directory: <text:a xlink:type="simple" xlink:href="http://stackoverflow.com/questions/1995373/deleting-all-files-in-a-directory-with-python" text:style-name="Internet_20_link" text:visited-style-name="Visited_20_Internet_20_Link">http://stackoverflow.com/questions/1995373/deleting-all-files-in-a-directory-with-python</text:a> </text:p>
      <text:p text:style-name="P25"/>
      <text:p text:style-name="P26">Interrupt+delete files when a interrupt happens: interrup1.py</text:p>
      <text:p text:style-name="P26"/>
      <text:p text:style-name="P27">Get data from sensor, print it, every 10 samples create a<text:span text:style-name="T22">n</text:span> <text:span text:style-name="T13">empty</text:span> mid file, and when an interrupt happens, all mid files are deleted: <text:span text:style-name="T12">son.py</text:span></text:p>
      <text:p text:style-name="P27"/>
      <text:p text:style-name="P28">Code that combine son.py and test.py: son+test.py</text:p>
      <text:p text:style-name="P28"/>
      <text:p text:style-name="P28">playing <text:s/>midi on pi: sudo apt-get install vlc</text:p>
      <text:p text:style-name="P28"><text:tab/><text:tab/><text:tab/> <text:s text:c="2"/><text:span text:style-name="T3">sudo apt-get install vlc-plugin-fluidsynth</text:span></text:p>
      <text:p text:style-name="P39">Running midi on vlc: vlc &lt;midifilename&gt;</text:p>
      <text:p text:style-name="P39">(don't forget to plug an earphone on the pi)</text:p>
      <text:p text:style-name="P28"/>
      <text:p text:style-name="P28"/>
      <text:p text:style-name="P21">June <text:span text:style-name="T16">30</text:span></text:p>
      <text:p text:style-name="P46"/>
      <text:p text:style-name="P45">How to run a FTP server on pc and access it with your pi:</text:p>
      <text:p text:style-name="P45"/>
      <text:p text:style-name="P30"><text:span text:style-name="T14">on pi: </text:span><text:a xlink:type="simple" xlink:href="https://www.atlantic.net/community/howto/ftp-with-python-the-basics/" text:style-name="Internet_20_link" text:visited-style-name="Visited_20_Internet_20_Link">https://www.atlantic.net/community/howto/ftp-with-python-the-basics/</text:a></text:p>
      <text:p text:style-name="P30"><text:soft-page-break/></text:p>
      <text:p text:style-name="P30"><text:span text:style-name="T14">on pc: </text:span><text:a xlink:type="simple" xlink:href="https://www.atlantic.net/community/howto/install-an-ftp-server/" text:style-name="Internet_20_link" text:visited-style-name="Visited_20_Internet_20_Link">https://www.atlantic.net/community/howto/install-an-ftp-server/</text:a></text:p>
      <text:p text:style-name="P31"><text:tab/><text:a xlink:type="simple" xlink:href="https://www.benscobie.com/fixing-500-oops-vsftpd-refusing-to-run-with-writable-root-inside-chroot/" text:style-name="Internet_20_link" text:visited-style-name="Visited_20_Internet_20_Link"><text:span text:style-name="T15">https://www.benscobie.com/fixing-500-oops-vsftpd-refusing-to-run-with-writable-root-inside-chroot/</text:span></text:a><text:span text:style-name="T15"> </text:span></text:p>
      <text:p text:style-name="P30"/>
      <text:p text:style-name="P30">the pi is a client: it requests to upload a file</text:p>
      <text:p text:style-name="P30">mid is a binary data</text:p>
      <text:p text:style-name="P33"/>
      <text:p text:style-name="P27"/>
      <text:p text:style-name="P32">import ftplib</text:p>
      <text:p text:style-name="P32">ftp = ftplib.FTP(“&lt;ip_address_pc&gt;”)</text:p>
      <text:p text:style-name="P32">ftp.login(“&lt;name&gt;”,”&lt;password&gt;”)</text:p>
      <text:p text:style-name="P32">ftp.storbinary(‘STOR myfile.txt’, open(‘test.txt’,’rb’))</text:p>
      <text:p text:style-name="P32">ftp.storbinary(‘STOR &lt;new_name&gt;’, open(‘&lt;file_name&gt;’,’rb’))</text:p>
      <text:p text:style-name="P32"/>
      <text:p text:style-name="P29"/>
      <text:p text:style-name="P21">Ju<text:span text:style-name="T16">ly</text:span> <text:span text:style-name="T16">6</text:span></text:p>
      <text:p text:style-name="P21"/>
      <text:p text:style-name="P34">Comments that have to be added to the code and will help in the presentation:</text:p>
      <text:p text:style-name="P34"/>
      <text:p text:style-name="P34"># Basic concepts about <text:span text:style-name="T21">MIDI</text:span>:</text:p>
      <text:p text:style-name="P34"># 1. Pattern is a list of tracks; tracks are a list of events; events are the #commands that form the midi files (NoteOn and NoteOff are examples of events).</text:p>
      <text:p text:style-name="P34"># 2. Tick, pitch, channel, velocity:</text:p>
      <text:p text:style-name="P34"># 2.1. Tick: <text:span text:style-name="T19">relative time when the event occurred (actual event time = tick + sum #of all previous events ticks). tick = tempo x resolution</text:span></text:p>
      <text:p text:style-name="P34"># 2.2. Pitch: frequency of the note (if it is a C5, a D#4, a F5, etc)</text:p>
      <text:p text:style-name="P34"># 2.3. Velocity: amplitude of the note (volume) </text:p>
      <text:p text:style-name="P34"># 2.4. Channel: every midi file can have up to 16 channels with different events #occurring in parallel. Here we will use only the channel 0 (default).</text:p>
      <text:p text:style-name="P34"/>
      <text:p text:style-name="P35"># The <text:span text:style-name="T17">midi.NoteOnEvent(tick=0, channel=0, data=[p,20])</text:span> <text:span text:style-name="T18">function uses data=</text:span></text:p>
      <text:p text:style-name="P43">#[pitch, velocity]</text:p>
      <text:p text:style-name="P36"># When you call a NoteOnEvent you overwrite the previous NoteOnEvent called</text:p>
      <text:p text:style-name="P36"/>
      <text:p text:style-name="P38"># Ticks:</text:p>
      <text:p text:style-name="P37"># ti<text:span text:style-name="T20">cks/minute = tempo * resolution = beats/minute * ticks/beat</text:span></text:p>
      <text:p text:style-name="P38"># 1 tick(microsecs) = (tempo(BPM) * resolution(TPB) * 60 * 10^6) ^-1</text:p>
      <text:p text:style-name="P38"/>
      <text:p text:style-name="P22">Ju<text:span text:style-name="T16">ly</text:span> <text:span text:style-name="T23">7, 8, 9</text:span></text:p>
      <text:p text:style-name="P22"/>
      <text:p text:style-name="P45">A new code for ftp transfer was added to the raspberry: sonification_final.py</text:p>
      <text:p text:style-name="P45">This code is the son+py with the ftp. <text:span text:style-name="T24">To use ftp, use the links posted on June 30. If you are using linux, there should be no problems. If you are using Windows, follow the topic bellow in order to set up a server in your pc.</text:span></text:p>
      <text:p text:style-name="P44"/>
      <text:p text:style-name="P60">File<text:span text:style-name="T24">Z</text:span>illa proper installation and setting up (<text:span text:style-name="T24">tested on </text:span>Windows <text:span text:style-name="T24">10</text:span>):</text:p>
      <text:p text:style-name="P60"/>
      <text:p text:style-name="P48">Follow the instructions here:</text:p>
      <text:p text:style-name="P47"><text:a xlink:type="simple" xlink:href="https://www.atlantic.net/community/howto/install-an-ftp-server/" text:style-name="Internet_20_link" text:visited-style-name="Visited_20_Internet_20_Link">https://www.atlantic.net/community/howto/install-an-ftp-server/</text:a></text:p>
      <text:p text:style-name="P47"/>
      <text:p text:style-name="P48">In addition, in <text:span text:style-name="T24">the </text:span>FileZilla Server window go to:</text:p>
      <text:p text:style-name="P48"/>
      <text:p text:style-name="P48">1. <text:span text:style-name="T24">Solving l</text:span>ittle timeout: Edit&gt;Settings&gt;General Settings&gt;Connections timeout: type 0 so that your server does not shut down in a few seconds. Do the same for Login timeout.</text:p>
      <text:p text:style-name="P48"/>
      <text:p text:style-name="P50">2. Passive mode: Edit&gt;Settings&gt;Passive mode settings&gt;Use the following IP: type <text:soft-page-break/>your external IP address (it is not your internal 10.0.xxx.xxx IP!). You can get your external IP address in a site like this: <text:a xlink:type="simple" xlink:href="https://www.whatismyip.com/" text:style-name="Internet_20_link" text:visited-style-name="Visited_20_Internet_20_Link">https://www.whatismyip.com/</text:a> (remember this ip is not static).</text:p>
      <text:p text:style-name="P50"/>
      <text:p text:style-name="P50"><text:span text:style-name="T25">3. Permissions: Edit&gt;Users&gt;Shared Folders: Select the directory you are using and give all the permissions to the user. You may like to use all of them.</text:span></text:p>
      <text:p text:style-name="P48"/>
      <text:p text:style-name="P48">Now you have to enable FileZilla Server in your firewall. This video: <text:a xlink:type="simple" xlink:href="https://www.youtube.com/watch?v=lYtOnHNsio4" text:style-name="Internet_20_link" text:visited-style-name="Visited_20_Internet_20_Link">https://www.youtube.com/watch?v=lYtOnHNsio4</text:a> shows the <text:span text:style-name="T24">following </text:span>instructions in <text:span text:style-name="T24">Portuguese:</text:span></text:p>
      <text:p text:style-name="P49"><text:span text:style-name="T24">&gt;O</text:span>pen “Windows Firewall with Advanced Security”. </text:p>
      <text:p text:style-name="P49"><text:span text:style-name="T24">&gt;Right-click “Entry rules”, then “New rule”. </text:span></text:p>
      <text:p text:style-name="P49"><text:span text:style-name="T24">&gt;Choose “Program”, advance. </text:span></text:p>
      <text:p text:style-name="P49"><text:span text:style-name="T24">&gt;Choose the path to FileZilla Server (in my case, for example, %ProgramFiles%(x86)\FileZilla Server\FilleZilla Server.exe), advance. </text:span></text:p>
      <text:p text:style-name="P49"><text:span text:style-name="T24">&gt;Choose “Ask for the connection”, advance.</text:span></text:p>
      <text:p text:style-name="P51">&gt;Select all, advance.</text:p>
      <text:p text:style-name="P51">&gt;Give a name for your rule (for example, FileZilla Server). Finish.</text:p>
      <text:p text:style-name="P51"/>
      <text:p text:style-name="P51">Now you can always log in your server administration using the command ftp localhost in the cmd (remember to open FileZilla Server before).</text:p>
      <text:p text:style-name="P53"/>
      <text:p text:style-name="P48"/>
      <text:p text:style-name="P61">FTP code in raspberry</text:p>
      <text:p text:style-name="P61"/>
      <text:p text:style-name="P54">upload a file from client to server:</text:p>
      <text:p text:style-name="P52">ftp.storbinary(‘STOR &lt;new_name&gt;’, open(‘&lt;file_name&gt;’,’rb’))</text:p>
      <text:p text:style-name="P52"/>
      <text:p text:style-name="P54">list subdirectories (ls):</text:p>
      <text:p text:style-name="P54">ftp.retrlines('LIST')</text:p>
      <text:p text:style-name="P54"/>
      <text:p text:style-name="P54">change directory (cd):</text:p>
      <text:p text:style-name="P54">ftp.cwd('&lt;path to desired subdirectory&gt;')</text:p>
      <text:p text:style-name="P54"/>
      <text:p text:style-name="P54">upload a <text:span text:style-name="T26">file from the pi to the server:</text:span></text:p>
      <text:p text:style-name="P55">ftp.storbinary('STOR myfile.txt', open('test.txt', 'rb'))</text:p>
      <text:p text:style-name="P55"/>
      <text:p text:style-name="P62">Ju<text:span text:style-name="T16">ly</text:span> <text:span text:style-name="T27">10</text:span></text:p>
      <text:p text:style-name="P62"/>
      <text:p text:style-name="P56">Note: to open the midi files in the Windows 10, use windows media player. </text:p>
      <text:p text:style-name="P56"/>
      <text:p text:style-name="P57">The function storbinary will not work on windows if the name of the file is in the format Time:hh:mm:ss.mid because files with ':' are not accepted on windows. <text:span text:style-name="T28">The original name of each file (in the raspberry) is changed to Time-hh-mm-ss.mid so that it can be write down in windows.</text:span></text:p>
      <text:p text:style-name="P57"/>
      <text:p text:style-name="P58">Rodrigo's code for getting the <text:span text:style-name="T29">date and time was implemented instead of the code only with the date. The final format is Time_yyyy-mm-dd_HhhMMmSSs.mid.</text:span></text:p>
      <text:p text:style-name="P58"/>
      <text:p text:style-name="P59">Presentation done. </text:p>
      <text:p text:style-name="P59"/>
      <text:p text:style-name="P59">Need to do: upload to github and finish pa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10T22:07:56.624000000</dc:date>
    <meta:editing-duration>P1DT14H8M54S</meta:editing-duration>
    <meta:editing-cycles>26</meta:editing-cycles>
    <meta:generator>LibreOffice/4.4.4.3$Windows_x86 LibreOffice_project/2c39ebcf046445232b798108aa8a7e7d89552ea8</meta:generator>
    <meta:document-statistic meta:table-count="0" meta:image-count="0" meta:object-count="0" meta:page-count="5" meta:paragraph-count="204" meta:word-count="1344" meta:character-count="9446" meta:non-whitespace-character-count="8207"/>
  </office:meta>
</office:document-meta>
</file>